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34536b" officeooo:paragraph-rsid="0034536b"/>
    </style:style>
    <style:style style:name="P7" style:family="paragraph" style:parent-style-name="Text_20_body" style:list-style-name="L2">
      <style:text-properties officeooo:rsid="0034536b" officeooo:paragraph-rsid="0034536b"/>
    </style:style>
    <style:style style:name="P8" style:family="paragraph" style:parent-style-name="Text_20_body" style:list-style-name="L3">
      <style:text-properties officeooo:rsid="0034536b" officeooo:paragraph-rsid="0034536b"/>
    </style:style>
    <style:style style:name="P9" style:family="paragraph" style:parent-style-name="Text_20_body" style:list-style-name="L1">
      <style:text-properties officeooo:rsid="003508a6" officeooo:paragraph-rsid="003508a6"/>
    </style:style>
    <style:style style:name="P10" style:family="paragraph" style:parent-style-name="Text_20_body" style:list-style-name="L4">
      <style:text-properties officeooo:rsid="002a47d7" officeooo:paragraph-rsid="002a47d7"/>
    </style:style>
    <style:style style:name="P11" style:family="paragraph" style:parent-style-name="Text_20_body" style:list-style-name="L5">
      <style:text-properties officeooo:rsid="00368818" officeooo:paragraph-rsid="00368818"/>
    </style:style>
    <style:style style:name="P12" style:family="paragraph" style:parent-style-name="Text_20_body" style:list-style-name="L1">
      <style:text-properties officeooo:rsid="00368818" officeooo:paragraph-rsid="00368818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34536b"/>
    </style:style>
    <style:style style:name="T4" style:family="text">
      <style:text-properties officeooo:rsid="003688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7</text:span></text:h>
      <text:p text:style-name="P3"><text:span text:style-name="T1">Total working hours -</text:span> <text:span text:style-name="T4">5</text:span>.</text:p>
      <text:p text:style-name="P1"><text:span text:style-name="T1">Tasks completed</text:span>:</text:p>
      <text:list xml:id="list3176208765521648468" text:style-name="L1">
        <text:list-item>
          <text:p text:style-name="P6">Preparing for the demo.</text:p>
        </text:list-item>
        <text:list-item>
          <text:p text:style-name="P9">Doing the demo.</text:p>
        </text:list-item>
        <text:list-item>
          <text:p text:style-name="P12">Final touches, release the project for grading.</text:p>
        </text:list-item>
        <text:list-item>
          <text:p text:style-name="P12">This is done, methinks!</text:p>
        </text:list-item>
      </text:list>
      <text:p text:style-name="P4">Progress on the software:</text:p>
      <text:list xml:id="list2813169246385964150" text:style-name="L2">
        <text:list-item>
          <text:p text:style-name="P7">None.</text:p>
        </text:list-item>
      </text:list>
      <text:p text:style-name="P4">Learned:</text:p>
      <text:list xml:id="list4667097606287846333" text:style-name="L3">
        <text:list-item>
          <text:p text:style-name="P8">Setting up the testing environment can be a bitch.</text:p>
          <text:list>
            <text:list-item>
              <text:p text:style-name="P8">In the work I reviewed, I failed to get test environment running (Google Test). My bad, that.</text:p>
            </text:list-item>
            <text:list-item>
              <text:p text:style-name="P8">In my work, the reviewer had similar problems.</text:p>
            </text:list-item>
          </text:list>
        </text:list-item>
      </text:list>
      <text:p text:style-name="P2"><text:span text:style-name="T1">Unclear / problems</text:span>:</text:p>
      <text:list xml:id="list755197595131489373" text:style-name="L4">
        <text:list-item>
          <text:p text:style-name="P10">Nada.</text:p>
        </text:list-item>
      </text:list>
      <text:p text:style-name="P2"><text:span text:style-name="T2">Next</text:span>:</text:p>
      <text:list xml:id="list6921399395150887751" text:style-name="L5">
        <text:list-item>
          <text:p text:style-name="P11">Good grades, I hope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5-04T13:33:24.957189000</dc:date>
    <dc:creator>Riku Kalinen</dc:creator>
    <meta:editing-duration>PT5H19M41S</meta:editing-duration>
    <meta:editing-cycles>38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7" meta:word-count="87" meta:character-count="449" meta:non-whitespace-character-count="389"/>
  </office:meta>
</office:document-meta>
</file>